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X Gyre Schola" svg:font-family="'TeX Gyre Schola'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color="#c9211e" loext:opacity="100%" style:font-name="Latin Modern Roman" fo:font-size="16pt" fo:language="es" fo:country="ES" fo:font-style="normal" style:text-underline-style="none" fo:font-weight="normal" officeooo:rsid="00162c76" officeooo:paragraph-rsid="00162c76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fo:color="#c9211e" loext:opacity="100%" style:font-name="Latin Modern Roman" fo:font-size="14pt" fo:language="es" fo:country="ES" fo:font-style="normal" style:text-underline-style="none" fo:font-weight="normal" officeooo:rsid="00162c76" officeooo:paragraph-rsid="00162c76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fo:color="#c9211e" loext:opacity="100%" style:font-name="Latin Modern Roman" fo:font-size="14pt" fo:language="es" fo:country="ES" fo:font-style="normal" style:text-underline-style="none" fo:font-weight="bold" officeooo:rsid="00162c76" officeooo:paragraph-rsid="00162c76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fo:color="#000000" loext:opacity="100%" style:font-name="Latin Modern Roman" fo:font-size="14pt" fo:language="es" fo:country="ES" fo:font-style="normal" style:text-underline-style="none" fo:font-weight="normal" officeooo:rsid="00146682" officeooo:paragraph-rsid="0014668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style:text-underline-style="none" fo:font-weight="bold" officeooo:paragraph-rsid="001600d2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style:text-underline-style="none" fo:font-weight="bold" officeooo:paragraph-rsid="00146682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style:text-underline-style="none" fo:font-weight="bold" officeooo:paragraph-rsid="00162c76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style:text-underline-style="none" fo:font-weight="normal" officeooo:paragraph-rsid="001600d2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style:text-underline-style="none" fo:font-weight="normal" officeooo:paragraph-rsid="00146682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style:text-underline-style="none" fo:font-weight="normal" officeooo:rsid="00146682" officeooo:paragraph-rsid="00146682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style:text-underline-style="none" fo:font-weight="normal" officeooo:rsid="00146682" officeooo:paragraph-rsid="001600d2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atin Modern Roman" fo:font-size="14pt" fo:language="es" fo:country="ES" fo:font-style="normal" style:text-underline-style="solid" style:text-underline-width="auto" style:text-underline-color="font-color" fo:font-weight="normal" officeooo:rsid="00146682" officeooo:paragraph-rsid="001600d2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46682"/>
    </style:style>
    <style:style style:name="T2" style:family="text">
      <style:text-properties fo:color="#c9211e" loext:opacity="100%" fo:font-weight="normal" officeooo:rsid="00162c76" style:font-weight-asian="normal" style:font-weight-complex="normal"/>
    </style:style>
    <style:style style:name="T3" style:family="text">
      <style:text-properties fo:color="#c9211e" loext:opacity="100%" fo:font-weight="normal" officeooo:rsid="00146682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6682" style:font-weight-asian="normal" style:font-weight-complex="normal"/>
    </style:style>
    <style:style style:name="T6" style:family="text">
      <style:text-properties fo:font-weight="normal" officeooo:rsid="00162c7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</text:span>RACIÓN DE LOS FIELES</text:p>
      <text:p text:style-name="P2"/>
      <text:p text:style-name="P3">Intenciones:</text:p>
      <text:p text:style-name="P4"/>
      <text:p text:style-name="P5"><text:span text:style-name="T2">V/.</text:span><text:span text:style-name="T5"><text:tab/>O</text:span><text:span text:style-name="T4">remos hermanos por la Iglesia, extendida por todo el universo;</text:span></text:p>
      <text:p text:style-name="P8"><text:tab/>para que, impulsada por el Espíritu Santo, lleve el anuncio de la Buena Noticia a todos los hombres.</text:p>
      <text:p text:style-name="P9"/>
      <text:p text:style-name="P6"><text:span text:style-name="T2">R/</text:span><text:span text:style-name="T3">.</text:span><text:span text:style-name="T5"><text:tab/></text:span><text:span text:style-name="T6">¡</text:span><text:span text:style-name="T4">Escúchanos</text:span><text:span text:style-name="T5">, </text:span><text:span text:style-name="T6">oh Señor!</text:span></text:p>
      <text:p text:style-name="P10"/>
      <text:p text:style-name="P7"><text:span text:style-name="T2">V/.</text:span><text:span text:style-name="T5"><text:tab/></text:span><text:span text:style-name="T4">Oremos hermanos por todos los pueblos de la tierra y sus gobernantes;</text:span></text:p>
      <text:p text:style-name="P8"><text:tab/>para que el Espíritu Santo abra los corazones de todos al Evangelio y los guíe hasta la verdad plena.</text:p>
      <text:p text:style-name="P9"/>
      <text:p text:style-name="P7"><text:span text:style-name="T2">R/</text:span><text:span text:style-name="T3">.</text:span><text:span text:style-name="T5"><text:tab/></text:span><text:span text:style-name="T6">¡</text:span><text:span text:style-name="T5">Escúchanos, </text:span><text:span text:style-name="T6">oh Señor!</text:span></text:p>
      <text:p text:style-name="P11"/>
      <text:p text:style-name="P7"><text:span text:style-name="T2">V/.</text:span><text:span text:style-name="T5"><text:tab/></text:span><text:span text:style-name="T4">Oremos hermanos por todos los pobres de la tierra: enfermos, encarcelados, abandonados, aquellos que padecen necesidades;</text:span></text:p>
      <text:p text:style-name="P8"><text:tab/>para que la venida del Espíritu Santo les consuele y ayude a conocer a Dios.</text:p>
      <text:p text:style-name="P8"/>
      <text:p text:style-name="P7"><text:span text:style-name="T2">R/</text:span><text:span text:style-name="T3">.</text:span><text:span text:style-name="T5"><text:tab/></text:span><text:span text:style-name="T6">¡</text:span><text:span text:style-name="T5">Escúchanos, </text:span><text:span text:style-name="T6">oh Señor!</text:span></text:p>
      <text:p text:style-name="P12"/>
      <text:p text:style-name="P7"><text:span text:style-name="T2">V/.</text:span><text:span text:style-name="T5"><text:tab/></text:span><text:span text:style-name="T4">Oremos hermanos por todos nosotros, aquí reunidos;</text:span></text:p>
      <text:p text:style-name="P8"><text:tab/>para que, iluminados y fortalecidos por el Espíritu Santo, podamos dar testimonio de nuestra fe.</text:p>
      <text:p text:style-name="P11"/>
      <text:p text:style-name="P7"><text:span text:style-name="T2">R/</text:span><text:span text:style-name="T3">.</text:span><text:span text:style-name="T5"><text:tab/></text:span><text:span text:style-name="T6">¡</text:span><text:span text:style-name="T5">Escúchanos, </text:span><text:span text:style-name="T6">oh Señor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eX Gyre Schola" svg:font-family="'TeX Gyre Schola'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NI" style:letter-kerning="true" style:font-name-asian="AR PL New Sung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AR PL New Sung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5-17T05:31:02</meta:creation-date>
    <dc:date>2023-12-12T12:00:53.745892725</dc:date>
    <meta:editing-duration>PT42M48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1" meta:paragraph-count="14" meta:word-count="137" meta:character-count="833" meta:non-whitespace-character-count="706"/>
  </office:meta>
</office:document-meta>
</file>